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venir Book" svg:font-family="'Avenir Book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Contents_20_2" style:list-style-name="L8">
      <style:paragraph-properties fo:margin-top="0.1945in" fo:margin-bottom="0.1945in" style:contextual-spacing="false" fo:line-height="100%" fo:orphans="2" fo:widows="2" style:writing-mode="lr-tb"/>
      <style:text-properties style:font-name="Avenir Roman" fo:font-size="12pt" style:font-size-asian="12pt"/>
    </style:style>
    <style:style style:name="P2" style:family="paragraph" style:parent-style-name="Contents_20_2" style:list-style-name="L8">
      <style:paragraph-properties fo:margin-top="0.1945in" fo:margin-bottom="0.1945in" style:contextual-spacing="false" fo:line-height="100%" fo:orphans="2" fo:widows="2" style:writing-mode="lr-tb"/>
      <style:text-properties style:font-name="Avenir Roman" fo:font-size="12pt" officeooo:paragraph-rsid="00115b9f" style:font-size-asian="12pt"/>
    </style:style>
    <style:style style:name="P3" style:family="paragraph" style:parent-style-name="Contents_20_3" style:list-style-name="L8">
      <style:paragraph-properties fo:margin-top="0.1945in" fo:margin-bottom="0.1945in" style:contextual-spacing="false" fo:line-height="100%" fo:orphans="2" fo:widows="2" style:writing-mode="lr-tb"/>
      <style:text-properties style:font-name="Avenir Roman" fo:font-size="12pt" officeooo:rsid="00115b9f" officeooo:paragraph-rsid="00115b9f" style:font-size-asian="12pt"/>
    </style:style>
    <style:style style:name="P4" style:family="paragraph" style:parent-style-name="Contents_20_3">
      <style:paragraph-properties fo:margin-top="0.1945in" fo:margin-bottom="0.1945in" style:contextual-spacing="false">
        <style:tab-stops>
          <style:tab-stop style:position="7.2764in" style:type="right" style:leader-style="dotted" style:leader-text="."/>
        </style:tab-stops>
      </style:paragraph-properties>
      <style:text-properties style:font-name="Avenir Book" fo:font-style="italic" style:font-style-asian="italic" fo:background-color="#ffff00"/>
    </style:style>
    <style:style style:name="P5" style:family="paragraph" style:parent-style-name="Footer">
      <style:paragraph-properties fo:margin-top="0.0835in" fo:margin-bottom="0.0693in" style:contextual-spacing="false" fo:text-align="center" style:justify-single-word="false">
        <style:tab-stops>
          <style:tab-stop style:position="3.6417in" style:type="center"/>
        </style:tab-stops>
      </style:paragraph-properties>
    </style:style>
    <style:style style:name="P6" style:family="paragraph" style:parent-style-name="Header">
      <style:paragraph-properties fo:margin-left="0in" fo:margin-right="-0.2965in" fo:margin-top="0in" fo:margin-bottom="0.1945in" style:contextual-spacing="false" fo:text-align="end" style:justify-single-word="false" fo:text-indent="0in" style:auto-text-indent="false"/>
    </style:style>
    <style:style style:name="P7" style:family="paragraph" style:parent-style-name="Heading_20_2" style:list-style-name="WWNum3">
      <style:paragraph-properties fo:margin-left="0.3937in" fo:margin-right="0in" fo:margin-top="0.1945in" fo:margin-bottom="0.1945in" style:contextual-spacing="false" fo:text-indent="-0.3937in" style:auto-text-indent="false" fo:break-before="page"/>
    </style:style>
    <style:style style:name="P8" style:family="paragraph" style:parent-style-name="Heading_20_2" style:list-style-name="WWNum3">
      <style:paragraph-properties fo:margin-left="0.3937in" fo:margin-right="0in" fo:margin-top="0.1945in" fo:margin-bottom="0.1945in" style:contextual-spacing="false" fo:text-indent="-0.3937in" style:auto-text-indent="false"/>
    </style:style>
    <style:style style:name="P9" style:family="paragraph" style:parent-style-name="Heading_20_2" style:list-style-name="">
      <style:paragraph-properties fo:margin-left="0in" fo:margin-right="0in" fo:margin-top="0.1945in" fo:margin-bottom="0.1945in" style:contextual-spacing="false" fo:text-indent="0in" style:auto-text-indent="false"/>
    </style:style>
    <style:style style:name="P10" style:family="paragraph" style:parent-style-name="Heading_20_2" style:list-style-name="WWNum3">
      <style:paragraph-properties fo:margin-left="0.3937in" fo:margin-right="0in" fo:margin-top="0.1945in" fo:margin-bottom="0.1945in" style:contextual-spacing="false" fo:text-indent="-0.3937in" style:auto-text-indent="false"/>
      <style:text-properties style:font-name="Calibri1"/>
    </style:style>
    <style:style style:name="P11" style:family="paragraph" style:parent-style-name="Heading_20_3" style:list-style-name="">
      <style:paragraph-properties fo:margin-left="0in" fo:margin-right="0in" fo:margin-top="0.25in" fo:margin-bottom="0.1945in" style:contextual-spacing="false" fo:text-indent="0in" style:auto-text-indent="false"/>
    </style:style>
    <style:style style:name="P12" style:family="paragraph" style:parent-style-name="Heading_20_4">
      <style:paragraph-properties fo:margin-top="0.1945in" fo:margin-bottom="0.1945in" style:contextual-spacing="false"/>
      <style:text-properties style:font-name="Calibri1"/>
    </style:style>
    <style:style style:name="P13" style:family="paragraph" style:parent-style-name="Standard">
      <style:text-properties officeooo:paragraph-rsid="00115b9f"/>
    </style:style>
    <style:style style:name="P14" style:family="paragraph" style:parent-style-name="Standard">
      <style:paragraph-properties fo:margin-top="0.1945in" fo:margin-bottom="0.0835in" style:contextual-spacing="false"/>
      <style:text-properties officeooo:paragraph-rsid="00115b9f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fo:background-color="#ffff00"/>
    </style:style>
    <style:style style:name="P16" style:family="paragraph" style:parent-style-name="Standard">
      <style:paragraph-properties fo:margin-top="0.1945in" fo:margin-bottom="0.0835in" style:contextual-spacing="false"/>
    </style:style>
    <style:style style:name="P17" style:family="paragraph" style:parent-style-name="Standard" style:list-style-name="">
      <style:paragraph-properties fo:margin-left="0in" fo:margin-right="0in" fo:margin-top="0.1945in" fo:margin-bottom="0.1945in" style:contextual-spacing="false" fo:text-indent="0in" style:auto-text-indent="false"/>
      <style:text-properties fo:color="#000000" loext:opacity="100%" style:font-name="Calibri1" officeooo:rsid="00115b9f" officeooo:paragraph-rsid="00115b9f"/>
    </style:style>
    <style:style style:name="P18" style:family="paragraph" style:parent-style-name="Standard">
      <style:paragraph-properties fo:margin-top="0.1945in" fo:margin-bottom="0.0835in" style:contextual-spacing="false"/>
      <style:text-properties fo:color="#000000" loext:opacity="100%" style:font-name="Calibri1"/>
    </style:style>
    <style:style style:name="P19" style:family="paragraph" style:parent-style-name="Standard">
      <style:paragraph-properties fo:margin-top="0.1945in" fo:margin-bottom="0.0835in" style:contextual-spacing="false"/>
      <style:text-properties fo:color="#000000" loext:opacity="100%" style:font-name="Calibri1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top="0.1945in" fo:margin-bottom="0.0835in" style:contextual-spacing="false" fo:text-align="start" style:justify-single-word="false"/>
      <style:text-properties fo:color="#000000" loext:opacity="100%" fo:font-style="normal" officeooo:paragraph-rsid="00115b9f" style:font-style-asian="normal" style:font-style-complex="normal"/>
    </style:style>
    <style:style style:name="P21" style:family="paragraph" style:parent-style-name="Standard">
      <style:paragraph-properties fo:margin-top="0.1945in" fo:margin-bottom="0.0835in" style:contextual-spacing="false"/>
      <style:text-properties fo:color="#000000" loext:opacity="100%" fo:font-style="normal" style:font-style-asian="normal" style:font-style-complex="normal"/>
    </style:style>
    <style:style style:name="P22" style:family="paragraph" style:parent-style-name="Standard">
      <style:paragraph-properties fo:margin-top="0.1945in" fo:margin-bottom="0.0835in" style:contextual-spacing="false"/>
      <style:text-properties style:font-name="Calibri1"/>
    </style:style>
    <style:style style:name="P23" style:family="paragraph" style:parent-style-name="Standard">
      <style:paragraph-properties fo:margin-top="0.1945in" fo:margin-bottom="0.0835in" style:contextual-spacing="false"/>
      <style:text-properties style:font-name="Calibri1" fo:font-style="normal" style:font-style-asian="normal" style:font-style-complex="normal"/>
    </style:style>
    <style:style style:name="P24" style:family="paragraph" style:parent-style-name="Text_20_body">
      <style:paragraph-properties fo:padding="0.0193in" fo:border="0.06pt solid #d9d9e3"/>
    </style:style>
    <style:style style:name="P25" style:family="paragraph" style:parent-style-name="Text_20_body">
      <style:paragraph-properties fo:margin-top="0.1945in" fo:margin-bottom="0.0835in" style:contextual-spacing="false"/>
      <style:text-properties fo:color="#000000" loext:opacity="100%" style:font-name="Calibri1" fo:font-style="normal" fo:font-weight="normal" style:font-style-asian="normal" style:font-weight-asian="normal" style:font-style-complex="normal" style:font-weight-complex="normal"/>
    </style:style>
    <style:style style:name="P26" style:family="paragraph" style:list-style-name="L1"/>
    <style:style style:name="P27" style:family="paragraph" style:parent-style-name="Text_20_body" style:list-style-name="L1"/>
    <style:style style:name="P28" style:family="paragraph" style:list-style-name="L2"/>
    <style:style style:name="P29" style:family="paragraph" style:list-style-name="L3"/>
    <style:style style:name="P30" style:family="paragraph" style:list-style-name="L4"/>
    <style:style style:name="P31" style:family="paragraph" style:list-style-name="L5"/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style:font-name-asian="游明朝" style:font-size-asian="11pt" style:language-asian="pt" style:country-asian="BR"/>
    </style:style>
    <style:style style:name="T2" style:family="text">
      <style:text-properties style:font-name="Calibri" fo:font-size="11pt" officeooo:rsid="00115b9f" style:font-name-asian="游明朝" style:font-size-asian="11pt" style:language-asian="pt" style:country-asian="BR" text:display="true"/>
    </style:style>
    <style:style style:name="T3" style:family="text">
      <style:text-properties style:font-name="Calibri" style:font-size-complex="12pt"/>
    </style:style>
    <style:style style:name="T4" style:family="text">
      <style:text-properties style:font-name="Calibri" fo:font-size="14pt" style:font-size-asian="14pt" style:font-name-complex="Calibri2"/>
    </style:style>
    <style:style style:name="T5" style:family="text">
      <style:text-properties text:display="true"/>
    </style:style>
    <style:style style:name="T6" style:family="text">
      <style:text-properties officeooo:rsid="00115b9f" text:display="true"/>
    </style:style>
    <style:style style:name="T7" style:family="text">
      <style:text-properties fo:color="#ff0000" loext:opacity="100%" style:font-name="Calibri" fo:font-style="italic" style:font-style-asian="italic" style:font-size-complex="12pt"/>
    </style:style>
    <style:style style:name="T8" style:family="text">
      <style:text-properties fo:color="#ff0000" loext:opacity="100%" style:font-name="Calibri" fo:font-style="italic" style:font-style-asian="italic" style:font-size-complex="12pt"/>
    </style:style>
    <style:style style:name="T9" style:family="text">
      <style:text-properties fo:color="#595959" loext:opacity="100%" style:font-name="Calibri" fo:font-size="10pt" fo:font-weight="bold" style:font-size-asian="10pt" style:font-weight-asian="bold" style:font-name-complex="Calibri2" style:font-size-complex="9pt"/>
    </style:style>
    <style:style style:name="T10" style:family="text">
      <style:text-properties fo:color="#595959" loext:opacity="100%" style:font-name="Calibri" fo:font-size="10pt" style:font-size-asian="10pt" style:font-name-complex="Calibri2" style:font-size-complex="9pt"/>
    </style:style>
    <style:style style:name="T11" style:family="text">
      <style:text-properties fo:color="#595959" loext:opacity="100%" style:font-name="Calibri" fo:font-size="10pt" officeooo:rsid="00115b9f" style:font-size-asian="10pt" style:font-name-complex="Calibri2" style:font-size-complex="9pt"/>
    </style:style>
    <style:style style:name="T12" style:family="text">
      <style:text-properties fo:color="#595959" loext:opacity="100%" style:font-name="Calibri" fo:font-size="9pt" fo:font-weight="bold" style:font-size-asian="9pt" style:font-weight-asian="bold" style:font-name-complex="Calibri2" style:font-size-complex="9pt"/>
    </style:style>
    <style:style style:name="T13" style:family="text">
      <style:text-properties fo:text-transform="uppercase" fo:color="#ffffff" loext:opacity="100%" style:font-name="Calibri" fo:font-size="10pt" style:font-size-asian="10pt" style:language-asian="pt" style:country-asian="BR" style:font-name-complex="Calibri2" style:font-size-complex="9pt"/>
    </style:style>
    <style:style style:name="T14" style:family="text">
      <style:text-properties style:use-window-font-color="true" loext:opacity="0%" style:font-name="Calibri" fo:font-size="10pt" style:font-size-asian="10pt" style:font-name-complex="Calibri2" style:font-size-complex="10pt"/>
    </style:style>
    <style:style style:name="T15" style:family="text">
      <style:text-properties officeooo:rsid="00115b9f"/>
    </style:style>
    <style:style style:name="T16" style:family="text">
      <style:text-properties fo:font-style="italic" style:font-style-asian="italic" style:font-size-complex="12pt"/>
    </style:style>
    <style:style style:name="T17" style:family="text">
      <style:text-properties style:font-size-complex="12pt"/>
    </style:style>
    <style:style style:name="T18" style:family="text">
      <style:text-properties officeooo:rsid="00115b9f" style:font-size-complex="12pt"/>
    </style:style>
    <style:style style:name="T19" style:family="text">
      <style:text-properties fo:color="#000000" loext:opacity="100%" style:font-name="Calibri" fo:font-style="normal" style:font-style-asian="normal" style:font-size-complex="12pt" style:font-style-complex="normal"/>
    </style:style>
    <style:style style:name="T20" style:family="text">
      <style:text-properties fo:color="#000000" loext:opacity="100%" style:font-name="Calibri1" fo:font-style="normal" fo:font-weight="bold" style:font-style-asian="normal" style:font-weight-asian="bold" style:font-style-complex="normal" style:font-weight-complex="bold" loext:padding="0.0193in" loext:border="0.06pt solid #d9d9e3"/>
    </style:style>
    <style:style style:name="T21" style:family="text">
      <style:text-properties fo:color="#000000" loext:opacity="100%" style:font-name="Calibri1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loext:opacity="100%" style:font-name="Calibri1" fo:font-style="normal" fo:font-weight="normal" style:font-style-asian="normal" style:font-weight-asian="normal" style:font-style-complex="normal" style:font-weight-complex="normal" loext:padding="0.0193in" loext:border="0.06pt solid #d9d9e3"/>
    </style:style>
    <style:style style:name="T23" style:family="text">
      <style:text-properties style:font-name="Calibri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98in" fo:text-indent="-0.25in" fo:margin-left="0.65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98in" fo:text-indent="-0.25in" fo:margin-left="0.65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number>
    </text:list-style>
    <style:style style:name="gr1" style:family="graphic">
      <style:graphic-properties draw:stroke="solid" svg:stroke-width="0.0102in" svg:stroke-color="#7030a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1in" fo:margin-top="0in" fo:margin-bottom="0.0209in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7030a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1in" fo:margin-top="0in" fo:margin-bottom="0.0209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3">Sumári<text:span text:style-name="T15">o</text:span></text:p>
          </text:index-title>
          <text:p text:style-name="Cabeçalho_20_Questões"/>
        </text:index-body>
      </text:table-of-content>
      <text:list xml:id="list1604146772" text:style-name="L8">
        <text:list-item>
          <text:p text:style-name="P1">Introdução:<text:tab/><text:bookmark text:name="_GoBack"/> <text:s text:c="129"/>2</text:p>
        </text:list-item>
        <text:list-item>
          <text:p text:style-name="P3">Implementação: <text:s text:c="123"/>2</text:p>
        </text:list-item>
        <text:list-item>
          <text:p text:style-name="P1">Testes<text:tab/> <text:s text:c="129"/><text:span text:style-name="T15">3 <text:s/></text:span></text:p>
        </text:list-item>
        <text:list-item>
          <text:p text:style-name="P1">Conclusão<text:tab/> <text:s text:c="129"/><text:span text:style-name="T15">3</text:span></text:p>
        </text:list-item>
        <text:list-item>
          <text:p text:style-name="P1">Referências <text:tab/> <text:s text:c="117"/><text:span text:style-name="T15">4</text:span></text:p>
        </text:list-item>
        <text:list-item>
          <text:p text:style-name="P2">Anexos<text:tab/> <text:s text:c="129"/><text:span text:style-name="T15">4</text:span></text:p>
        </text:list-item>
        <text:list-item>
          <text:p text:style-name="P2"><text:s/><text:span text:style-name="T15">SistemaAluno.c <text:s text:c="122"/>4</text:span></text:p>
        </text:list-item>
      </text:list>
      <text:p text:style-name="P4"/>
      <text:p text:style-name="P15"><text:bookmark-start text:name="_Toc434511"/><text:bookmark-start text:name="_Toc22074819"/><text:bookmark-start text:name="_Toc21420366"/><text:bookmark-start text:name="_Toc513288159"/></text:p>
      <text:list xml:id="list1690139483" text:style-name="WWNum3">
        <text:list-item>
          <text:h text:style-name="P7" text:outline-level="2"><text:bookmark-start text:name="_Toc144310519"/>Introdução:<text:bookmark-end text:name="_Toc144310519"/></text:h>
        </text:list-item>
      </text:list>
      <text:p text:style-name="P25"><text:span text:style-name="T17"><text:s/><text:tab/></text:span><text:span text:style-name="T18">Este </text:span><text:span text:style-name="T17">trabalho tem como objetivo desenvolver um programa que automatizará o processo de avaliação dos alunos. O programa foi projetado para ler os dados de cada aluno, incluindo o nome e suas respectivas notas, calcular a nota média e determinar a situação final do aluno, que pode ser “APROVADO” caso a nota média seja maior ou igual a 7.0, ou "REPROVADO" caso a nota média seja menor que 7.0.</text:span></text:p>
      <text:p text:style-name="Text_20_body"><text:span text:style-name="T21"><text:tab/>Além disso, o programa gerará um arquivo chamado “SituacaoFinal.csv” que conterá as informações relevantes sobre cada aluno, facilitando o acompanhamento do desempenho ao longo do tempo. Cada linha deste arquivo conterá o nome do aluno, a nota média com duas casas decimais e a situação do aluno.</text:span></text:p>
      <text:p text:style-name="P22"/>
      <text:h text:style-name="P12" text:outline-level="4">GitHub:</text:h>
      <text:p text:style-name="P19"><text:span text:style-name="T17">https://github.com/luizfelipe2003/Estrutura-de-dados-Trabalho1</text:span></text:p>
      <text:list xml:id="list134245584966212" text:continue-numbering="true" text:style-name="WWNum3">
        <text:list-item>
          <text:h text:style-name="P10" text:outline-level="2"><text:bookmark-start text:name="_Toc144310520"/>Implementação:<text:bookmark-end text:name="_Toc144310520"/></text:h>
        </text:list-item>
      </text:list>
      <text:p text:style-name="P24"><text:span text:style-name="Strong_20_Emphasis"><text:span text:style-name="T20">Variáveis:</text:span></text:span></text:p>
      <text:list xml:id="list3145812469" text:style-name="L1">
        <text:list-item>
          <text:p text:style-name="P27"><text:span text:style-name="Source_20_Text"><text:span text:style-name="T23">float nota1, nota2</text:span></text:span><text:span text:style-name="T23">: Variáveis para armazenar as notas dos alunos.</text:span></text:p>
        </text:list-item>
        <text:list-item>
          <text:p text:style-name="P27"><text:span text:style-name="Source_20_Text"><text:span text:style-name="T23">char nome[100], telefone[20], curso[100]</text:span></text:span><text:span text:style-name="T23">: Variáveis para armazenar o nome, telefone e curso dos alunos.</text:span></text:p>
        </text:list-item>
        <text:list-item>
          <text:p text:style-name="P27"><text:span text:style-name="Source_20_Text"><text:span text:style-name="T23">FILE *entrada, *saida</text:span></text:span><text:span text:style-name="T23">: Ponteiros de arquivo para manipular os arquivos de entrada (</text:span><text:span text:style-name="Source_20_Text"><text:span text:style-name="T23">DadosEntrada.csv</text:span></text:span><text:span text:style-name="T23">) e saída (</text:span><text:span text:style-name="Source_20_Text"><text:span text:style-name="T23">SituacaoFinal.csv</text:span></text:span><text:span text:style-name="T23">).</text:span></text:p>
        </text:list-item>
      </text:list>
      <text:p text:style-name="P24"><text:span text:style-name="Strong_20_Emphasis"><text:span text:style-name="T22">Funções:</text:span></text:span></text:p>
      <text:list xml:id="list3502434439" text:style-name="L2">
        <text:list-item>
          <text:p text:style-name="Text_20_body"><text:span text:style-name="Source_20_Text"><text:span text:style-name="T22">float Media(float nota1, float nota2)</text:span></text:span><text:span text:style-name="T21">: Função que calcula a média das notas recebidas como argumento e retorna o resultado como um valor de ponto flutuante.</text:span></text:p>
        </text:list-item>
        <text:list-item>
          <text:p text:style-name="Text_20_body"><text:span text:style-name="Source_20_Text"><text:span text:style-name="T22">const char* Situacao(float media)</text:span></text:span><text:span text:style-name="T21">: <text:tab/>Função que determina a situação do aluno com base na média recebida como argumento e retorna uma string indicando "APROVADO" ou “REPROVADO”.</text:span></text:p>
        </text:list-item>
      </text:list>
      <text:p text:style-name="P24"><text:span text:style-name="Strong_20_Emphasis"><text:span text:style-name="T22">Procedimentos:</text:span></text:span></text:p>
      <text:list text:style-name="L3">
        <text:list-item>
          <text:p text:style-name="Text_20_body"><text:span text:style-name="Source_20_Text"><text:span text:style-name="T22">main()</text:span></text:span><text:span text:style-name="T21">: O procedimento principal do programa, onde a execução começa. Neste procedimento, o programa realiza as seguintes etapas:</text:span></text:p>
          <text:list>
            <text:list-item>
              <text:p text:style-name="Text_20_body"><text:span text:style-name="T21">Abre os arquivos de entrada e saída.</text:span></text:p>
            </text:list-item>
            <text:list-item>
              <text:p text:style-name="Text_20_body"><text:span text:style-name="T21">Verifica se os arquivos foram abertos com sucesso.</text:span></text:p>
            </text:list-item>
            <text:list-item>
              <text:p text:style-name="Text_20_body"><text:span text:style-name="T21">Lê cada linha do arquivo de entrada, processando os dados e calculando a média.</text:span></text:p>
            </text:list-item>
            <text:list-item>
              <text:p text:style-name="Text_20_body"><text:soft-page-break/><text:span text:style-name="T21">Escreve as informações processadas no arquivo de saída no formato CSV.</text:span></text:p>
            </text:list-item>
            <text:list-item>
              <text:p text:style-name="Text_20_body"><text:span text:style-name="T21">Fecha os arquivos.</text:span></text:p>
            </text:list-item>
            <text:list-item>
              <text:p text:style-name="Text_20_body"><text:span text:style-name="T21">Exibe uma mensagem indicando o sucesso da operação.</text:span></text:p>
            </text:list-item>
          </text:list>
        </text:list-item>
      </text:list>
      <text:p text:style-name="P24"><text:span text:style-name="Strong_20_Emphasis"><text:span text:style-name="T22">Decisões de Implementação:</text:span></text:span></text:p>
      <text:list text:style-name="L4">
        <text:list-item>
          <text:p text:style-name="Text_20_body">O código utiliza a função <text:span text:style-name="Source_20_Text">sscanf</text:span> para analisar cada linha do arquivo de entrada no formato CSV e extrair os dados necessários.</text:p>
        </text:list-item>
        <text:list-item>
          <text:p text:style-name="Text_20_body">As médias das notas são calculadas utilizando a função <text:span text:style-name="Source_20_Text">Media</text:span> e as situações são determinadas usando a função <text:span text:style-name="Source_20_Text">Situacao</text:span>.</text:p>
        </text:list-item>
        <text:list-item>
          <text:p text:style-name="Text_20_body">Os resultados são escritos no arquivo de saída no formato CSV, com valores separados por vírgula.</text:p>
        </text:list-item>
        <text:list-item>
          <text:p text:style-name="Text_20_body">O programa trata casos em que os arquivos de entrada ou saída não podem ser abertos e exibe uma mensagem de erro apropriada.</text:p>
        </text:list-item>
      </text:list>
      <text:p text:style-name="P24"><text:span text:style-name="Strong_20_Emphasis"><text:span text:style-name="T22">Informações Técnicas:</text:span></text:span></text:p>
      <text:list text:style-name="L5">
        <text:list-item>
          <text:p text:style-name="Text_20_body">Ambiente de Desenvolvimento: Visual Studio Code (VS Code).</text:p>
        </text:list-item>
        <text:list-item>
          <text:p text:style-name="Text_20_body">Linguagem de Programação: C.</text:p>
        </text:list-item>
        <text:list-item>
          <text:p text:style-name="Text_20_body">Bibliotecas Utilizadas: <text:span text:style-name="Source_20_Text">stdio.h</text:span>, <text:span text:style-name="Source_20_Text">stdlib.h</text:span> e <text:span text:style-name="Source_20_Text">string.h</text:span>.</text:p>
        </text:list-item>
      </text:list>
      <text:p text:style-name="Standard"/>
      <text:list xml:id="list134244193447467" text:continue-list="list134245584966212" text:style-name="WWNum3">
        <text:list-item>
          <text:h text:style-name="P8" text:outline-level="2"><text:bookmark-start text:name="_Toc144310521"/><text:bookmark-end text:name="_Toc434511"/><text:bookmark-end text:name="_Toc22074819"/><text:bookmark-end text:name="_Toc21420366"/><text:bookmark-end text:name="_Toc513288159"/>Testes<text:bookmark-end text:name="_Toc144310521"/></text:h>
        </text:list-item>
      </text:list>
      <text:p text:style-name="P20"><text:span text:style-name="T3">C:/Windows/System32/cmd.exe /d /c gcc -Wall -Wextra -Wpedantic -Wshadow -Wformat=2 -Wcast-align -Wconversion -Wsign-conversion -Wnull-dereference -g3 -O0 -c SistemaAluno.c -o .\build\Debug\SistemaAluno.o &amp;&amp; gcc -Wall -Wextra -Wpedantic -Wshadow -Wformat=2 -Wcast-align -Wconversion -Wsign-conversion -Wnull-dereference -g3 -O0 <text:s/>.\build\Debug\SistemaAluno.o -o .\build\Debug\outDebug.exe <text:line-break/><text:line-break/>Executing task: C:/Windows/System32/cmd.exe /d /c .\build\Debug\outDebug.exe </text:span></text:p>
      <text:p text:style-name="P20"><text:span text:style-name="T3">Arquivo SituacaoFinal.csv gerado com sucesso!</text:span></text:p>
      <text:list xml:id="list134245552765353" text:continue-numbering="true" text:style-name="WWNum3">
        <text:list-item>
          <text:h text:style-name="P8" text:outline-level="2"><text:bookmark-start text:name="_Toc144310522"/>Conclusão<text:bookmark-end text:name="_Toc144310522"/></text:h>
        </text:list-item>
      </text:list>
      <text:p text:style-name="P21"><text:span text:style-name="T3">Em conclusão, o sistema de avaliação de alunos desenvolvido neste trabalho demonstra a capacidade de processar eficientemente dados de entrada, calcular médias e determinar a situação acadêmica dos alunos. A utilização de funções e procedimentos torna o código modular e de fácil manutenção. Além disso, a geração de um arquivo de saída estruturado fornece uma forma organizada de documentar o desempenho dos alunos. Esse sistema pode ser uma ferramenta valiosa para educadores e instituições de ensino, permitindo uma avaliação mais precisa e automatizada do progresso dos alunos.</text:span></text:p>
      <text:h text:style-name="P9" text:outline-level="2"><text:soft-page-break/></text:h>
      <text:h text:style-name="P9" text:outline-level="2"/>
      <text:h text:style-name="P9" text:outline-level="2"><text:bookmark-start text:name="_Toc144310523"/>Referências<text:bookmark-end text:name="_Toc144310523"/></text:h>
      <text:p text:style-name="P14"><text:span text:style-name="T19">http://wiki.icmc.usp.br/images/8/82/Manipulacao_arquivos.pdf</text:span></text:p>
      <text:p text:style-name="P16"><text:a xlink:type="simple" xlink:href="https://www.youtube.com/watch?v=EfF1M7myAyY" text:style-name="Internet_20_link" text:visited-style-name="Visited_20_Internet_20_Link"><text:span text:style-name="T19">https://www.youtube.com/watch?v=EfF1M7myAyY</text:span></text:a></text:p>
      <text:p text:style-name="P16"><text:a xlink:type="simple" xlink:href="https://www.youtube.com/watch?v=s86WR4F3_Bg" text:style-name="Internet_20_link" text:visited-style-name="Visited_20_Internet_20_Link"><text:span text:style-name="T19">https://www.youtube.com/watch?v=s86WR4F3_Bg</text:span></text:a></text:p>
      <text:p text:style-name="P16"><text:a xlink:type="simple" xlink:href="https://www.youtube.com/watch?v=HKW0gVeovaw" text:style-name="Internet_20_link" text:visited-style-name="Visited_20_Internet_20_Link"><text:span text:style-name="T19">https://www.youtube.com/watch?v=HKW0gVeovaw</text:span></text:a></text:p>
      <text:p text:style-name="P16"><text:span text:style-name="T7"/></text:p>
      <text:h text:style-name="P9" text:outline-level="2"><text:bookmark-start text:name="_Toc144310524"/>Anexos<text:bookmark-end text:name="_Toc144310524"/></text:h>
      <text:p text:style-name="P17">Estes foram os arquivos criados durante o desenvolvimento.</text:p>
      <text:p text:style-name="P18"><text:span text:style-name="T16">DadosEntrada</text:span></text:p>
      <text:p text:style-name="P18"><text:span text:style-name="T16">SistemaAluno</text:span></text:p>
      <text:p text:style-name="P18"><text:span text:style-name="T16">SituacaoFinal</text:span></text:p>
      <text:p text:style-name="P18"><text:span text:style-name="T16">.vscode</text:span></text:p>
      <text:h text:style-name="P11" text:outline-level="3"><text:span text:style-name="T15">SistemaAluno</text:span><text:bookmark-start text:name="_Toc144310525"/>.c<text:bookmark-end text:name="_Toc144310525"/></text:h>
      <text:p text:style-name="P23">#include &lt;stdio.h&gt;</text:p>
      <text:p text:style-name="P23">#include &lt;stdlib.h&gt;</text:p>
      <text:p text:style-name="P23">#include &lt;string.h&gt;</text:p>
      <text:p text:style-name="P23"/>
      <text:p text:style-name="P23">float Media(float nota1, float nota2) {</text:p>
      <text:p text:style-name="P23"><text:s text:c="4"/>return (nota1 + nota2) / 2;</text:p>
      <text:p text:style-name="P23">}</text:p>
      <text:p text:style-name="P23"/>
      <text:p text:style-name="P23">const char* Situacao(float media) {</text:p>
      <text:p text:style-name="P23"><text:soft-page-break/><text:s text:c="4"/>if (media &gt;= 7.0) {</text:p>
      <text:p text:style-name="P23"><text:s text:c="8"/>return "APROVADO";</text:p>
      <text:p text:style-name="P23"><text:s text:c="4"/>} else {</text:p>
      <text:p text:style-name="P23"><text:s text:c="8"/>return "REPROVADO";</text:p>
      <text:p text:style-name="P23"><text:s text:c="4"/>}</text:p>
      <text:p text:style-name="P23">}</text:p>
      <text:p text:style-name="P23"/>
      <text:p text:style-name="P23">int main() {</text:p>
      <text:p text:style-name="P23"><text:s text:c="4"/>FILE *entrada = fopen("DadosEntrada.csv", "r");</text:p>
      <text:p text:style-name="P23"><text:s text:c="4"/>FILE *saida = fopen("SituacaoFinal.csv", "w");</text:p>
      <text:p text:style-name="P23"/>
      <text:p text:style-name="P23"><text:s text:c="4"/>if (entrada == NULL || saida == NULL) {</text:p>
      <text:p text:style-name="P23"><text:s text:c="8"/>printf("Erro ao abrir arquivos.\n");</text:p>
      <text:p text:style-name="P23"><text:s text:c="8"/>return 1;</text:p>
      <text:p text:style-name="P23"><text:s text:c="4"/>}</text:p>
      <text:p text:style-name="P23"/>
      <text:p text:style-name="P23"><text:s text:c="4"/>fprintf(saida, "Nome,Nota Média,Situação\n");</text:p>
      <text:p text:style-name="P23"/>
      <text:p text:style-name="P23"><text:s text:c="4"/>char linha[256];</text:p>
      <text:p text:style-name="P23"/>
      <text:p text:style-name="P23"><text:s text:c="4"/>while (fgets(linha, sizeof(linha), entrada) != NULL) {</text:p>
      <text:p text:style-name="P23"><text:s text:c="8"/>char nome[100];</text:p>
      <text:p text:style-name="P23"><text:s text:c="8"/>char telefone[20];</text:p>
      <text:p text:style-name="P23"><text:s text:c="8"/>char curso[100];</text:p>
      <text:p text:style-name="P23"><text:s text:c="8"/>float nota1, nota2;</text:p>
      <text:p text:style-name="P23"><text:soft-page-break/></text:p>
      <text:p text:style-name="P23"><text:s text:c="8"/>if (sscanf(linha, "%[^,],(%[^)])%*[^,],%[^,],%f,%f,", nome, telefone, curso, &amp;nota1, &amp;nota2) == 5) {</text:p>
      <text:p text:style-name="P23"><text:s text:c="12"/>float media = Media(nota1, nota2);</text:p>
      <text:p text:style-name="P23"><text:s text:c="12"/>const char* situacao = Situacao(media);</text:p>
      <text:p text:style-name="P23"><text:s text:c="12"/>fprintf(saida, "%s,%.2f,%s\n", nome, media, situacao);</text:p>
      <text:p text:style-name="P23"><text:s text:c="8"/>}</text:p>
      <text:p text:style-name="P23"><text:s text:c="4"/>}</text:p>
      <text:p text:style-name="P23"/>
      <text:p text:style-name="P23"><text:s text:c="4"/>fclose(entrada);</text:p>
      <text:p text:style-name="P23"><text:s text:c="4"/>fclose(saida);</text:p>
      <text:p text:style-name="P23"/>
      <text:p text:style-name="P23"><text:s text:c="4"/>printf("Arquivo SituacaoFinal.csv gerado com sucesso!\n");</text:p>
      <text:p text:style-name="P23"/>
      <text:p text:style-name="P23"><text:s text:c="4"/>return 0;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venir Book" svg:font-family="'Avenir Book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1.5pt" fo:language="pt" fo:country="BR" style:letter-kerning="false" style:font-name-asian="Calibri2" style:font-size-asian="11.5pt" style:language-asian="en" style:country-asian="US" style:font-name-complex="Arial3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Open Sans" fo:font-size="11.5pt" fo:language="pt" fo:country="BR" style:letter-kerning="false" style:font-name-asian="Calibri2" style:font-size-asian="11.5pt" style:language-asian="en" style:country-asian="US" style:font-name-complex="Arial3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45in" fo:margin-bottom="0.1945in" style:contextual-spacing="false" fo:line-height="100%" fo:text-align="justify" style:justify-single-word="false" fo:orphans="2" fo:widows="2" style:writing-mode="lr-tb"/>
      <style:text-properties style:font-name="Avenir Roman" fo:font-family="'Avenir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loext:graphic-properties draw:fill="solid" draw:fill-color="#4231a4"/>
      <style:paragraph-properties fo:margin-top="0.1665in" fo:margin-bottom="0in" style:contextual-spacing="false" fo:text-align="center" style:justify-single-word="false" fo:keep-together="always" fo:background-color="#4231a4" fo:padding-left="0.0555in" fo:padding-right="0.0555in" fo:padding-top="0.0417in" fo:padding-bottom="0.0417in" fo:border="3pt solid #ffffff" style:shadow="none" fo:keep-with-next="always"/>
      <style:text-properties fo:font-variant="small-caps" fo:color="#ffffff" loext:opacity="100%" style:font-name="Montserrat" fo:font-family="Montserrat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har" style:auto-update="true" style:default-outline-level="2" style:list-style-name="WWNum3" style:class="text">
      <style:paragraph-properties fo:margin-top="0.028in" fo:margin-bottom="0in" style:contextual-spacing="false" fo:keep-together="always" fo:keep-with-next="always"/>
      <style:text-properties fo:color="#4231a4" loext:opacity="100%" style:font-name="Verdana" fo:font-family="Verdana" style:font-family-generic="roman" style:font-pitch="variable"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har" style:auto-update="true" style:default-outline-level="3" style:list-style-name="WWNum3" style:list-level="2" style:class="text">
      <style:paragraph-properties fo:margin-left="0.4925in" fo:margin-right="0in" fo:margin-top="0.25in" fo:margin-bottom="0.1945in" style:contextual-spacing="false" fo:keep-together="always" fo:text-indent="0in" style:auto-text-indent="false" fo:keep-with-next="always"/>
      <style:text-properties fo:color="#4231a4" loext:opacity="100%" style:font-name="Verdana" fo:font-family="Verdana" style:font-family-generic="roman" style:font-pitch="variable" fo:font-size="14pt" fo:font-weight="bold" style:font-name-asian="游ゴシック Light" style:font-family-asian="'游ゴシック Light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keep-together="always" fo:keep-with-next="always"/>
      <style:text-properties fo:color="#4231a4" loext:opacity="100%"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loext:linked-style-name="Título_20_5_20_Char" style:auto-update="true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e1ba5" loext:opacity="100%" style:font-name="Montserrat Light" fo:font-family="'Montserrat Light'" style:font-family-generic="roman" style:font-pitch="variable" fo:font-weight="bold" style:font-name-asian="游ゴシック Light" style:font-family-asian="'游ゴシック Light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.1945in" fo:margin-bottom="0.1945in" style:contextual-spacing="false" fo:line-height="100%" fo:text-align="justify" style:justify-single-word="false" fo:orphans="2" fo:widows="2" style:writing-mode="lr-tb"/>
    </style:style>
    <style:style style:name="Caixa" style:family="paragraph" style:parent-style-name="Standard" loext:linked-style-name="Caixa_20_Char">
      <style:paragraph-properties fo:margin-left="0.5909in" fo:margin-right="0.5909in" fo:text-indent="0in" style:auto-text-indent="false" fo:padding-left="0.0555in" fo:padding-right="0.0555in" fo:padding-top="0.0417in" fo:padding-bottom="0.0417in" fo:border="0.99pt solid #4231a4" style:shadow="none"/>
    </style:style>
    <style:style style:name="Título-Aula" style:family="paragraph" style:parent-style-name="Standard">
      <style:paragraph-properties fo:text-align="center" style:justify-single-word="false"/>
      <style:text-properties fo:font-variant="small-caps" fo:color="#7030a0" loext:opacity="100%" style:font-name="Montserrat Light" fo:font-family="'Montserrat Light'" style:font-family-generic="roman" style:font-pitch="variable" fo:font-size="26pt" fo:letter-spacing="-0.0209in" fo:font-weight="bold" style:letter-kerning="true" style:font-name-asian="游ゴシック Light" style:font-family-asian="'游ゴシック Light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Quotations" style:family="paragraph" style:parent-style-name="Standard" style:class="html">
      <style:paragraph-properties fo:margin-left="0.5909in" fo:margin-right="0.5909in" fo:text-indent="0in" style:auto-text-indent="false" fo:padding-left="0.0555in" fo:padding-right="0.0555in" fo:padding-top="0.0138in" fo:padding-bottom="0.0138in" fo:border="1.5pt dotted #4231a4" style:shadow="none"/>
    </style:style>
    <style:style style:name="Footnote" style:family="paragraph" style:parent-style-name="Standard" loext:linked-style-name="Texto_20_de_20_nota_20_de_20_rodapé_20_Char" style:class="extra">
      <style:paragraph-properties fo:margin-top="0.0835in" fo:margin-bottom="0in" style:contextual-spacing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/>
    </style:style>
    <style:style style:name="Questões-corpo" style:family="paragraph" style:parent-style-name="Standard">
      <style:paragraph-properties fo:margin-top="0.0835in" fo:margin-bottom="0.0835in" style:contextual-spacing="false" fo:padding-left="0.0555in" fo:padding-right="0.0555in" fo:padding-top="0.0138in" fo:padding-bottom="0.0138in" fo:border="1.5pt dotted #4231a4" style:shadow="none"/>
    </style:style>
    <style:style style:name="List_20_Paragraph" style:display-name="List Paragraph" style:family="paragraph" style:parent-style-name="Standard" loext:linked-style-name="Parágrafo_20_da_20_Lista_20_Char">
      <style:paragraph-properties fo:margin-left="0.5in" fo:margin-right="0in" fo:margin-top="0.1945in" fo:margin-bottom="0.1945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balão_20_Char">
      <style:paragraph-properties fo:margin-top="0in" fo:margin-bottom="0in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ta_20_de_20_Rodapé" style:display-name="Nota de Rodapé" style:family="paragraph" style:parent-style-name="Footnote">
      <style:paragraph-properties fo:margin-top="0in" fo:margin-bottom="0in" style:contextual-spacing="false"/>
      <style:text-properties style:font-name="Avenir Roman" fo:font-family="'Avenir Roman'" style:font-family-generic="roman" style:font-pitch="variable" fo:font-size="10.5pt" style:font-name-asian="游ゴシック Light" style:font-family-asian="'游ゴシック Light'" style:font-family-generic-asian="system" style:font-pitch-asian="variable" style:font-size-asian="10.5pt" style:font-size-complex="11pt"/>
    </style:style>
    <style:style style:name="Quote" style:family="paragraph" style:parent-style-name="Standard" style:next-style-name="Standard" loext:linked-style-name="Citação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Rodapé_20_Char" style:class="extra">
      <style:paragraph-properties fo:margin-top="0in" fo:margin-bottom="0in" style:contextual-spacing="false" fo:line-height="0.1665in">
        <style:tab-stops>
          <style:tab-stop style:position="3in" style:type="center"/>
          <style:tab-stop style:position="6in" style:type="right"/>
        </style:tab-stops>
      </style:paragraph-properties>
      <style:text-properties fo:color="#184d9c" loext:opacity="100%" fo:font-size="11pt" fo:font-weight="bold" style:font-size-asian="11pt" style:font-weight-asian="bold" style:font-size-complex="12pt"/>
    </style:style>
    <style:style style:name="PageNum" style:family="paragraph" style:parent-style-name="Standard">
      <style:text-properties fo:font-size="11pt" fo:font-weight="bold" style:font-size-asian="11pt" style:font-weight-asian="bold" style:font-size-complex="10.5pt"/>
    </style:style>
    <style:style style:name="Citações_20__28_leg._2f_jur._29_" style:display-name="Citações (leg./jur.)" style:family="paragraph" style:parent-style-name="Standard">
      <style:paragraph-properties fo:margin-left="0.3937in" fo:margin-right="0.3937in" fo:text-indent="0in" style:auto-text-indent="false" fo:padding-left="0.0555in" fo:padding-right="0.0555in" fo:padding-top="0.0138in" fo:padding-bottom="0.0138in" fo:border="0.51pt dotted #4231a4" style:shadow="none"/>
      <style:text-properties fo:font-style="italic" style:font-style-asian="italic" style:font-size-complex="12pt"/>
    </style:style>
    <style:style style:name="Questão" style:family="paragraph" style:parent-style-name="List_20_Paragraph" style:list-style-name="WWNum1">
      <style:paragraph-properties fo:margin-left="0.5in" fo:margin-right="0.2398in" fo:text-indent="-0.302in" style:auto-text-indent="false"/>
      <style:text-properties fo:font-weight="bold" style:font-weight-asian="bold" style:font-size-complex="12pt"/>
    </style:style>
    <style:style style:name="Cabeçalho_20_Questões" style:display-name="Cabeçalho Questões" style:family="paragraph" style:parent-style-name="Standard" style:auto-update="true">
      <loext:graphic-properties draw:fill="solid" draw:fill-color="#ffffff"/>
      <style:paragraph-properties fo:margin-top="0.0835in" fo:margin-bottom="0.0835in" style:contextual-spacing="false" fo:background-color="#ffffff" style:snap-to-layout-grid="false">
        <style:tab-stops>
          <style:tab-stop style:position="0in"/>
        </style:tab-stops>
      </style:paragraph-properties>
      <style:text-properties fo:color="#4231a4" loext:opacity="100%" fo:font-weight="bold" style:font-weight-asian="bold"/>
    </style:style>
    <style:style style:name="Corpo_20_Questões" style:display-name="Corpo Questões" style:family="paragraph" style:parent-style-name="Standard">
      <style:paragraph-properties fo:margin-top="0.0835in" fo:margin-bottom="0.0835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loext:graphic-properties draw:fill="none" draw:fill-color="#ffffff"/>
      <style:paragraph-properties fo:line-height="108%" fo:text-align="start" style:justify-single-word="false" fo:background-color="transparent" fo:padding="0in" fo:border="none" style:shadow="none"/>
      <style:text-properties fo:font-variant="normal" fo:text-transform="none" fo:color="#4231a4" loext:opacity="100%" style:font-name="Open Sans" fo:font-family="'Open Sans'" style:font-family-generic="roman" style:font-pitch="variable" fo:font-size="12pt" style:font-size-asian="12pt" style:language-asian="pt" style:country-asian="BR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1598in" fo:margin-right="0in" fo:text-align="justify" style:justify-single-word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193in" fo:margin-right="0in" fo:text-indent="0in" style:auto-text-indent="false"/>
    </style:style>
    <style:style style:name="Apresentação_20_do_20_Curso_20__2f__20_Pessoal" style:display-name="Apresentação do Curso / Pessoal" style:family="paragraph" style:parent-style-name="Standard">
      <loext:graphic-properties draw:fill="solid" draw:fill-color="#4231a4"/>
      <style:paragraph-properties fo:text-align="center" style:justify-single-word="false" fo:background-color="#4231a4"/>
      <style:text-properties fo:font-variant="small-caps" fo:color="#ffffff" loext:opacity="100%" style:font-name="Montserrat Light" fo:font-family="'Montserrat Light'" style:font-family-generic="roman" style:font-pitch="variable" fo:font-size="24pt" fo:font-weight="bold" style:font-size-asian="24pt" style:font-weight-asian="bold" style:font-name-complex="Times New Roman (Corpo CS)" style:font-family-complex="'Times New Roman (Corpo CS)'" style:font-family-generic-complex="system" style:font-pitch-complex="variable" style:font-size-complex="24pt"/>
    </style:style>
    <style:style style:name="Header" style:family="paragraph" style:parent-style-name="Standard" loext:linked-style-name="Cabeçalho_20_Char" style:class="extra">
      <style:paragraph-properties fo:margin-top="0in" fo:margin-bottom="0in" style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ixa_20_Azul" style:display-name="Caixa Azul" style:family="paragraph" style:parent-style-name="Standard" loext:linked-style-name="Caixa_20_Azul_20_Char">
      <style:paragraph-properties fo:margin-left="0.3937in" fo:margin-right="0.3937in" fo:margin-top="0.1945in" fo:margin-bottom="0.1945in" style:contextual-spacing="true" fo:text-indent="0in" style:auto-text-indent="false" fo:padding="0.0835in" fo:border="2.24pt solid #2f5496" style:shadow="none"/>
      <style:text-properties style:font-name="Calibri" fo:font-family="Calibri" style:font-family-generic="roman" style:font-pitch="variable" fo:font-size="13pt" style:font-size-asian="13pt" style:font-size-complex="12pt"/>
    </style:style>
    <style:style style:name="Questões_20_no_20_Conteúdo" style:display-name="Questões no Conteúdo" style:family="paragraph" style:parent-style-name="Standard">
      <style:paragraph-properties fo:margin-top="0.0835in" fo:margin-bottom="0.0835in" style:contextual-spacing="false" fo:padding-left="0.0555in" fo:padding-right="0.0555in" fo:padding-top="0.0138in" fo:padding-bottom="0.0138in" fo:border="1.5pt dotted #4231a4" style:shadow="none"/>
      <style:text-properties style:font-size-complex="12pt"/>
    </style:style>
    <style:style style:name="Questões_20_-_20_enunciado" style:display-name="Questões - enunciado" style:family="paragraph" style:parent-style-name="Standard">
      <style:paragraph-properties fo:margin-left="0.1972in" fo:margin-right="0.1972in" fo:text-indent="0in" style:auto-text-indent="false"/>
      <style:text-properties fo:color="#2f5496" loext:opacity="100%" style:font-name="Calibri" fo:font-family="Calibri" style:font-family-generic="roman" style:font-pitch="variable" fo:font-size="13pt" style:font-size-asian="13pt" style:font-size-complex="12pt"/>
    </style:style>
    <style:style style:name="Padrão" style:family="paragraph">
      <style:paragraph-properties fo:margin-top="0in" fo:margin-bottom="0.139in" style:contextual-spacing="false" style:line-height-at-least="0.1917in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style:font-name="Times New Roman" fo:font-family="'Times New Roman'" style:font-family-generic="roman" style:font-pitch="variable" fo:font-size="11pt" style:font-name-asian="Lucida Sans Unicode" style:font-family-asian="'Lucida Sans Unicode'" style:font-family-generic-asian="system" style:font-pitch-asian="variable" style:font-size-asian="11pt" style:font-name-complex="Calibri2" style:font-family-complex="Calibri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itação_20_Legislativa" style:display-name="Citação Legislativa" style:family="paragraph" style:parent-style-name="Standard">
      <style:paragraph-properties fo:margin-left="0.3937in" fo:margin-right="0in" fo:margin-top="0in" fo:margin-bottom="0in" style:contextual-spacing="false" fo:text-indent="0in" style:auto-text-indent="false" fo:padding-left="0.0555in" fo:padding-right="0in" fo:padding-top="0in" fo:padding-bottom="0in" fo:border-left="0.99pt solid #000000" fo:border-right="none" fo:border-top="none" fo:border-bottom="none"/>
      <style:text-properties style:font-name="Verdana" fo:font-family="Verdana" style:font-family-generic="roman" style:font-pitch="variable" fo:font-size="10pt" fo:font-style="italic" style:font-size-asian="10pt" style:font-style-asian="italic"/>
    </style:style>
    <style:style style:name="Citação1" style:family="paragraph" style:parent-style-name="Standard">
      <style:paragraph-properties fo:margin-left="0.3937in" fo:margin-right="0in" fo:text-indent="0in" style:auto-text-indent="false"/>
      <style:text-properties style:font-name="Calibri" fo:font-family="Calibri" style:font-family-generic="roman" style:font-pitch="variable" fo:font-size="13pt" fo:font-style="italic" style:font-size-asian="13pt" style:font-style-asian="italic" style:font-size-complex="12pt"/>
    </style:style>
    <style:style style:name="Caixa_20_CInza" style:display-name="Caixa CInza" style:family="paragraph" style:parent-style-name="Caixa_20_Azul" loext:linked-style-name="Caixa_20_CInza_20_Char">
      <loext:graphic-properties draw:fill="solid" draw:fill-color="#f2f2f2"/>
      <style:paragraph-properties fo:background-color="#f2f2f2" fo:padding="0.0835in" fo:border="2.24pt solid #ffffff" style:shadow="none"/>
    </style:style>
    <style:style style:name="Normal_20__28_Web_29_" style:display-name="Normal (Web)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Questão_20_-_20_cabeçalho" style:display-name="Questão - cabeçalho" style:family="paragraph" style:parent-style-name="List_20_Paragraph" loext:linked-style-name="Questão_20_-_20_cabeçalho_20_Char">
      <style:paragraph-properties fo:margin-left="0.5in" fo:margin-right="0in" fo:text-indent="-0.25in" style:auto-text-indent="false"/>
      <style:text-properties style:font-name="Calibri" fo:font-family="Calibri" style:font-family-generic="roman" style:font-pitch="variable" fo:font-size="13pt" fo:font-weight="bold" style:font-size-asian="13pt" style:font-weight-asian="bold" style:font-size-complex="12pt"/>
    </style:style>
    <style:style style:name="Enumeração" style:family="paragraph" style:parent-style-name="List_20_Paragraph" loext:linked-style-name="Enumeração_20_Char" style:auto-update="true" style:list-style-name="WWNum2">
      <style:paragraph-properties fo:margin-top="0.1945in" fo:margin-bottom="0.1665in" style:contextual-spacing="false"/>
      <style:text-properties style:font-name="Calibri" fo:font-family="Calibri" style:font-family-generic="roman" style:font-pitch="variable" fo:font-size="13pt" style:font-size-asian="13pt" style:font-size-complex="12pt" style:font-style-complex="italic" style:font-weight-complex="bold"/>
    </style:style>
    <style:style style:name="Exemplo" style:family="paragraph" style:parent-style-name="Standard" loext:linked-style-name="Exemplo_20_Char">
      <style:paragraph-properties fo:margin-top="0in" fo:margin-bottom="0.0835in" style:contextual-spacing="false" fo:line-height="115%" fo:text-align="start" style:justify-single-word="false"/>
      <style:text-properties fo:color="#d7a000" loext:opacity="100%" style:font-name="Calibri" fo:font-family="Calibri" style:font-family-generic="roman" style:font-pitch="variable" fo:font-weight="bold" style:font-weight-asian="bold" style:font-size-complex="12pt"/>
    </style:style>
    <style:style style:name="msonormal" style:family="paragraph" style:paren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Body_20_Text_20_2" style:display-name="Body Text 2" style:family="paragraph" style:parent-style-name="Standard" loext:linked-style-name="Corpo_20_de_20_texto_20_2_20_Char">
      <style:paragraph-properties fo:margin-top="0in" fo:margin-bottom="0.0835in" style:contextual-spacing="false" fo:line-height="200%" fo:text-align="start" style:justify-single-word="false"/>
      <style:text-properties fo:color="#1c1c1c" loext:opacity="100%" style:font-name="Calibri" fo:font-family="Calibri" style:font-family-generic="roman" style:font-pitch="variable" fo:font-size="11pt" style:font-size-asian="11pt"/>
    </style:style>
    <style:style style:name="subtitulo" style:family="paragraph" style:parent-style-name="Body_20_Text_20_3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51pt solid #000000"/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3" style:display-name="Body Text 3" style:family="paragraph" style:parent-style-name="Standard" loext:linked-style-name="Corpo_20_de_20_texto_20_3_20_Char">
      <style:paragraph-properties fo:margin-top="0.1945in" fo:margin-bottom="0.0835in" style:contextual-spacing="false"/>
      <style:text-properties fo:font-size="8pt" style:font-size-asian="8pt" style:font-size-complex="8pt"/>
    </style:style>
    <style:style style:name="MySubTitulo" style:family="paragraph" style:parent-style-name="Body_20_Text_20_3" style:list-style-name="WWNum4" style:list-level="2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51pt solid #000000"/>
      <style:text-properties style:font-name="Arial Narrow" fo:font-family="'Arial Narrow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HTML_20_Top_20_of_20_Form" style:display-name="HTML Top of Form" style:family="paragraph" style:parent-style-name="Standard" style:next-style-name="Standard" loext:linked-style-name="Parte_20_superior-z_20_do_20_formulário_20_Char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3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loext:linked-style-name="Parte_20_inferior_20_do_20_formulário_20_Char">
      <style:paragraph-properties fo:margin-top="0in" fo:margin-bottom="0in" style:contextual-spacing="false"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3" style:font-family-complex="Arial" style:font-family-generic-complex="system" style:font-pitch-complex="variable" style:font-size-complex="8pt" text:display="none"/>
    </style:style>
    <style:style style:name="texto_5f_associado_5f_questao" style:display-name="texto_associado_questao" style:family="paragraph" style:paren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Texto_20_de_20_comentário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font-variant="small-caps" fo:color="#ffffff" loext:opacity="100%" style:font-name="Montserrat" fo:font-family="Montserrat" style:font-family-generic="roman" style:font-pitch="variable" fo:font-size="20pt" fo:font-weight="bold" fo:background-color="#4231a4" style:font-name-asian="游ゴシック Light" style:font-family-asian="'游ゴシック Light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4231a4" loext:opacity="100%" style:font-name="Verdana" fo:font-family="Verdana" style:font-family-generic="roman" style:font-pitch="variable"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4231a4" loext:opacity="100%" style:font-name="Verdana" fo:font-family="Verdana" style:font-family-generic="roman" style:font-pitch="variable" fo:font-size="14pt" fo:font-weight="bold" style:font-name-asian="游ゴシック Light" style:font-family-asian="'游ゴシック Light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4231a4" loext:opacity="100%" style:font-name="Avenir Roman" fo:font-family="'Avenir Roman'" style:font-family-generic="roman" style:font-pitch="variable"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style-complex="italic"/>
    </style:style>
    <style:style style:name="Título_20_5_20_Char" style:display-name="Título 5 Char" style:family="text" style:parent-style-name="Default_20_Paragraph_20_Font">
      <style:text-properties fo:color="#2e1ba5" loext:opacity="100%" style:font-name="Montserrat Light" fo:font-family="'Montserrat Light'" style:font-family-generic="roman" style:font-pitch="variable" fo:font-size="12pt" fo:font-weight="bold" style:font-name-asian="游ゴシック Light" style:font-family-asian="'游ゴシック Light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Caixa_20_Char" style:display-name="Caixa Char" style:family="text" style:parent-style-name="Default_20_Paragraph_20_Font" loext:linked-style-name="Caixa">
      <style:text-properties style:font-name="Avenir Roman" fo:font-family="'Avenir Roman'" style:font-family-generic="roman" style:font-pitch="variable" fo:font-size="12pt" style:font-size-asian="12pt"/>
    </style:style>
    <style:style style:name="Texto_20_de_20_nota_20_de_20_rodapé_20_Char" style:display-name="Texto de nota de rodapé Char" style:family="text" style:parent-style-name="Default_20_Paragraph_20_Font"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alibri2" style:font-family-complex="Calibri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rágrafo_20_da_20_Lista_20_Char" style:display-name="Parágrafo da Lista Char" style:family="text" style:parent-style-name="Default_20_Paragraph_20_Font" loext:linked-style-name="List_20_Paragraph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Rodapé_20_Char" style:display-name="Rodapé Char" style:family="text" style:parent-style-name="Default_20_Paragraph_20_Font">
      <style:text-properties fo:color="#184d9c" loext:opacity="100%" fo:font-size="11pt" fo:font-weight="bold" style:font-size-asian="11pt" style:font-weight-asian="bold" style:font-size-complex="12pt"/>
    </style:style>
    <style:style style:name="Internet_20_link" style:display-name="Internet link" style:family="text">
      <style:text-properties fo:color="#0000ff" loext:opacity="100%" style:font-name="Times New Roman" fo:font-family="'Times New Roman'" style:font-family-generic="roman" style:font-pitch="variable" fo:language="pt" fo:country="BR" style:text-underline-style="solid" style:text-underline-width="auto" style:text-underline-color="font-color" style:language-asian="pt" style:country-asian="BR" style:font-name-complex="Times New Roman1" style:font-family-complex="'Times New Roman'" style:font-family-generic-complex="system" style:font-pitch-complex="variable" style:language-complex="pt" style:country-complex="BR"/>
    </style:style>
    <style:style style:name="Cabeçalho_20_Char" style:display-name="Cabeçalho Char" style:family="text" style:parent-style-name="Default_20_Paragraph_20_Font">
      <style:text-properties style:font-name="Avenir Roman" fo:font-family="'Avenir Roman'" style:font-family-generic="roman" style:font-pitch="variable" fo:font-size="12pt" style:font-size-asian="12pt"/>
    </style:style>
    <style:style style:name="Caixa_20_Azul_20_Char" style:display-name="Caixa Azul Char" style:family="text" style:parent-style-name="Default_20_Paragraph_20_Font" loext:linked-style-name="Caixa_20_Azul">
      <style:text-properties style:font-name="Calibri" fo:font-family="Calibri" style:font-family-generic="roman" style:font-pitch="variable" fo:font-size="13pt" style:font-size-asian="13pt" style:font-size-complex="12pt"/>
    </style:style>
    <style:style style:name="apple-converted-space" style:family="text" style:parent-style-name="Default_20_Paragraph_20_Font"/>
    <style:style style:name="Caixa_20_CInza_20_Char" style:display-name="Caixa CInza Char" style:family="text" style:parent-style-name="Caixa_20_Azul_20_Char" loext:linked-style-name="Caixa_20_CInza">
      <style:text-properties style:font-name="Calibri" fo:font-family="Calibri" style:font-family-generic="roman" style:font-pitch="variable" fo:font-size="13pt" fo:background-color="#f2f2f2" style:font-size-asian="13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l" style:family="text"/>
    <style:style style:name="Questão_20_-_20_cabeçalho_20_Char" style:display-name="Questão - cabeçalho Char" style:family="text" style:parent-style-name="Parágrafo_20_da_20_Lista_20_Char" loext:linked-style-name="Questão_20_-_20_cabeçalho">
      <style:text-properties style:font-name="Calibri" fo:font-family="Calibri" style:font-family-generic="roman" style:font-pitch="variable" fo:font-size="13pt" fo:font-weight="bold" style:font-size-asian="13pt" style:font-weight-asian="bold" style:font-size-complex="12pt"/>
    </style:style>
    <style:style style:name="Enumeração_20_Char" style:display-name="Enumeração Char" style:family="text" style:parent-style-name="Parágrafo_20_da_20_Lista_20_Char" loext:linked-style-name="Enumeração">
      <style:text-properties style:font-name="Calibri" fo:font-family="Calibri" style:font-family-generic="roman" style:font-pitch="variable" fo:font-size="13pt" style:font-size-asian="13pt" style:font-size-complex="12pt" style:font-style-complex="italic" style:font-weight-complex="bold"/>
    </style:style>
    <style:style style:name="q-option-item" style:family="text" style:parent-style-name="Default_20_Paragraph_20_Font"/>
    <style:style style:name="Exemplo_20_Char" style:display-name="Exemplo Char" style:family="text" style:parent-style-name="Default_20_Paragraph_20_Font" loext:linked-style-name="Example">
      <style:text-properties fo:color="#d7a000" loext:opacity="100%" style:font-name="Calibri" fo:font-family="Calibri" style:font-family-generic="roman" style:font-pitch="variable" fo:font-size="12pt" fo:font-weight="bold" style:font-size-asian="12pt" style:font-weight-asian="bold" style:font-size-complex="12pt"/>
    </style:style>
    <style:style style:name="q-exams" style:family="text" style:parent-style-name="Default_20_Paragraph_20_Font"/>
    <style:style style:name="q-item-enum" style:family="text" style:parent-style-name="Default_20_Paragraph_20_Font"/>
    <style:style style:name="js-comments-teachers-count" style:family="text" style:parent-style-name="Default_20_Paragraph_20_Font"/>
    <style:style style:name="js-comments-count" style:family="text" style:parent-style-name="Default_20_Paragraph_20_Font"/>
    <style:style style:name="q-index" style:family="text" style:parent-style-name="Default_20_Paragraph_20_Font"/>
    <style:style style:name="q-arrow-separator" style:family="text" style:parent-style-name="Default_20_Paragraph_20_Font"/>
    <style:style style:name="q-symbol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q-text-decoration-underline" style:family="text" style:parent-style-name="Default_20_Paragraph_20_Font"/>
    <style:style style:name="Corpo_20_de_20_texto_20_2_20_Char" style:display-name="Corpo de texto 2 Char" style:family="text" style:parent-style-name="Default_20_Paragraph_20_Font" loext:linked-style-name="Body_20_Text_20_2">
      <style:text-properties fo:color="#1c1c1c" loext:opacity="100%" style:font-name="Calibri" fo:font-family="Calibri" style:font-family-generic="roman" style:font-pitch="variable" fo:font-size="11pt" style:font-size-asian="11pt"/>
    </style:style>
    <style:style style:name="Corpo_20_de_20_texto_20_3_20_Char" style:display-name="Corpo de texto 3 Char" style:family="text" style:parent-style-name="Default_20_Paragraph_20_Font" loext:linked-style-name="Body_20_Text_20_3">
      <style:text-properties style:font-name="Avenir Roman" fo:font-family="'Avenir Roman'" style:font-family-generic="roman" style:font-pitch="variable" fo:font-size="8pt" style:font-size-asian="8pt" style:font-size-complex="8pt"/>
    </style:style>
    <style:style style:name="rotulo" style:family="text" style:parent-style-name="Default_20_Paragraph_20_Font"/>
    <style:style style:name="Parte_20_superior-z_20_do_20_formulário_20_Char" style:display-name="Parte superior-z do formulário Char" style:family="text" style:parent-style-name="Default_20_Paragraph_20_Font" loext:linked-style-name="HTML_20_Top_20_of_20_Form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3" style:font-family-complex="Arial" style:font-family-generic-complex="system" style:font-pitch-complex="variable" style:font-size-complex="8pt" text:display="none"/>
    </style:style>
    <style:style style:name="letra-alternativa" style:family="text" style:parent-style-name="Default_20_Paragraph_20_Font"/>
    <style:style style:name="Parte_20_inferior_20_do_20_formulário_20_Char" style:display-name="Parte inferior do formulário Char" style:family="text" style:parent-style-name="Default_20_Paragraph_20_Font" loext:linked-style-name="HTML_20_Bottom_20_of_20_Form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Arial3" style:font-family-complex="Arial" style:font-family-generic-complex="system" style:font-pitch-complex="variable" style:font-size-complex="8pt" text:display="none"/>
    </style:style>
    <style:style style:name="js-favorite-text" style:family="text" style:parent-style-name="Default_20_Paragraph_20_Font"/>
    <style:style style:name="q-question-comment-date" style:family="text" style:parent-style-name="Default_20_Paragraph_20_Font"/>
    <style:style style:name="js-response-wrong" style:family="text" style:parent-style-name="Default_20_Paragraph_20_Font"/>
    <style:style style:name="q-answer-feedback" style:family="text" style:parent-style-name="Default_20_Paragraph_20_Font"/>
    <style:style style:name="js-question-right-answ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 loext:linked-style-name="annotation_20_text">
      <style:text-properties style:font-name="Avenir Roman" fo:font-family="'Avenir Roman'" style:font-family-generic="roman" style:font-pitch="variable"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style:font-name="Avenir Roman" fo:font-family="'Avenir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use-window-font-color="true" loext:opacity="0%" fo:font-style="normal" fo:font-weight="normal" style:font-style-asian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4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44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44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44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44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44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44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44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7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1.%1%." style:num-prefix="1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3.%2%." style:num-prefix="3." style:num-suffix=".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2965in" fo:margin-top="0in" fo:margin-bottom="0.1945in" style:contextual-spacing="false" fo:text-align="end" style:justify-single-word="false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top="0.0835in" fo:margin-bottom="0.0693in" style:contextual-spacing="false" fo:text-align="center" style:justify-single-word="false">
        <style:tab-stops>
          <style:tab-stop style:position="3.6417in" style:type="center"/>
        </style:tab-stops>
      </style:paragraph-properties>
    </style:style>
    <style:style style:name="MT1" style:family="text">
      <style:text-properties fo:color="#595959" loext:opacity="100%" style:font-name="Calibri" fo:font-size="10pt" fo:font-weight="bold" style:font-size-asian="10pt" style:font-weight-asian="bold" style:font-name-complex="Calibri2" style:font-size-complex="9pt"/>
    </style:style>
    <style:style style:name="MT2" style:family="text">
      <style:text-properties fo:color="#595959" loext:opacity="100%" style:font-name="Calibri" fo:font-size="9pt" fo:font-weight="bold" style:font-size-asian="9pt" style:font-weight-asian="bold" style:font-name-complex="Calibri2" style:font-size-complex="9pt"/>
    </style:style>
    <style:style style:name="MT3" style:family="text">
      <style:text-properties fo:text-transform="uppercase" fo:color="#ffffff" loext:opacity="100%" style:font-name="Calibri" fo:font-size="10pt" style:font-size-asian="10pt" style:language-asian="pt" style:country-asian="BR" style:font-name-complex="Calibri2" style:font-size-complex="9pt"/>
    </style:style>
    <style:style style:name="MT4" style:family="text">
      <style:text-properties fo:color="#595959" loext:opacity="100%" style:font-name="Calibri" fo:font-size="10pt" officeooo:rsid="00115b9f" style:font-size-asian="10pt" style:font-name-complex="Calibri2" style:font-size-complex="9pt"/>
    </style:style>
    <style:style style:name="MT5" style:family="text">
      <style:text-properties fo:color="#595959" loext:opacity="100%" style:font-name="Calibri" fo:font-size="10pt" style:font-size-asian="10pt" style:font-name-complex="Calibri2" style:font-size-complex="9pt"/>
    </style:style>
    <style:style style:name="MT6" style:family="text">
      <style:text-properties style:use-window-font-color="true" loext:opacity="0%" style:font-name="Calibri" fo:font-size="10pt" style:font-size-asian="10pt" style:font-name-complex="Calibri2" style:font-size-complex="10pt"/>
    </style:style>
    <style:style style:name="Mgr1" style:family="graphic">
      <style:graphic-properties draw:stroke="solid" svg:stroke-width="0.0102in" svg:stroke-color="#7030a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1in" fo:margin-top="0in" fo:margin-bottom="0.0209in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7030a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1in" fo:margin-top="0in" fo:margin-bottom="0.0209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0984in" fo:margin-bottom="0.052in" fo:margin-left="0.4925in" fo:margin-right="0.49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571in" fo:margin-left="0in" fo:margin-right="0in" fo:margin-bottom="0.4181in" style:dynamic-spacing="true"/>
      </style:header-style>
      <style:footer-style>
        <style:header-footer-properties fo:min-height="0.9327in" fo:margin-left="0in" fo:margin-right="0in" fo:margin-top="0.892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11" draw:name="Conector reto 14" draw:style-name="Mgr1" draw:text-style-name="MP2" svg:x1="0in" svg:y1="0.5669in" svg:x2="9.052in" svg:y2="0.5673in"><text:p/></draw:line><text:span text:style-name="MT1">Universidade Católica de Brasília – UCB</text:span><text:span text:style-name="MT2"><text:line-break/></text:span><text:span text:style-name="MT1">Estrutura de Dados <text:s/>– ED</text:span><text:span text:style-name="MT2"><text:line-break/></text:span><text:span text:style-name="MT1">2° Semestre de 2023</text:span><text:span text:style-name="MT3"> </text:span></text:p>
      </style:header>
      <style:footer>
        <text:p text:style-name="MP3"><draw:line text:anchor-type="char" draw:z-index="5" draw:name="Conector reto 18" draw:style-name="Mgr2" draw:text-style-name="MP2" svg:x1="-0.0039in" svg:y1="-0.0008in" svg:x2="9.048in" svg:y2="-0.0004in"><text:p/></draw:line><text:span text:style-name="MT4">Luiz Felipe Ferraz de Carvalho</text:span><text:span text:style-name="MT5"> (</text:span><text:span text:style-name="MT4">UC22100344</text:span><text:span text:style-name="MT5">)</text:span><text:span text:style-name="MT6"><text:line-break/></text:span><text:span text:style-name="MT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ardo Torques</meta:initial-creator>
    <meta:editing-cycles>32</meta:editing-cycles>
    <meta:print-date>2020-09-20T21:30:00</meta:print-date>
    <meta:creation-date>2022-03-11T15:21:00</meta:creation-date>
    <dc:date>2023-09-18T13:42:41.667000000</dc:date>
    <meta:editing-duration>P1DT20H6M20S</meta:editing-duration>
    <meta:generator>LibreOffice/7.4.3.2$Windows_X86_64 LibreOffice_project/1048a8393ae2eeec98dff31b5c133c5f1d08b890</meta:generator>
    <meta:document-statistic meta:table-count="0" meta:image-count="0" meta:object-count="0" meta:page-count="6" meta:paragraph-count="95" meta:word-count="731" meta:character-count="6220" meta:non-whitespace-character-count="4535"/>
    <meta:user-defined meta:name="AppVersion">16.0000</meta:user-defined>
    <meta:template xlink:type="simple" xlink:actuate="onRequest" xlink:title="Normal" xlink:href=""/>
  </office:meta>
</office:document-meta>
</file>